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How To Loose A Seat Of Power</text:p>
      <text:p text:style-name="P3"><text:tab/>Politicians come and go like blossoms in a wasteland. They all seem to begin with their budding ideals, driving followers into fame, just to be found with their unstable imperfections out in the open, and crushed under the political fallout. My families old past is filled with powerful political figures, as the Parnell's were one of the few families with voting rights in the UK, especially most notably in Ireland, Dublin. This is the place where one of the most powerful and influential political figures grew to fame, promoting “Home Rule,” yet lost it all as if a puff of smoke.</text:p>
      <text:p text:style-name="P3"><text:tab/>The man is Charles Stewart Parnell, a man who I know of, proudly declared by my father as being related to the same Dublin family, yet probably the only cultural aspect my father chooses to tell me about. Charles was a rebel, just as everyone in my family are still to this day rebels, never seemingly fully trusting authority. Charles called for the freedom of Ireland, to end the poverty they were facing, and at one point being declared “The uncrowned king of Ireland.” A famous man who stood his ground against tyranny, placing his own life within the spotlight for enemies to pick at.</text:p>
      <text:p text:style-name="P3"><text:tab/>Charles had the strength and power to motivate individuals to group together and fight for their freedom, and showing how together they were strong. He enabled farmers to stay on their own properties when the unfair British taxes would have prevented them, utilizing intense public protests. He obstructed English legislation in order to bring attention to Ireland's needs, without destroying his own public image in the process.</text:p>
      <text:p text:style-name="P3"><text:tab/>Through all of his obstructions to the status-quo of the time, many felt hurt by Charles, and were looking to find his weakness. Charles had the greatest Achilles heal, that provided him with his greatest strength, as well as his greatest weakness; His pride. Charles felt untouchable, most likely through all of his direct obstructions in political functions without ever actually being touched, and had <text:soft-page-break/>a mass population of supporters holding him up in his position. It is even apparent that he may have also felt almost as if a God among men, and became sloppy when keeping his secrets secure. In 1889, his greatest secret, his greatest vice became exposed to the public. His lover was having a divorce with her husband, and it was declared that Charles was the corespondent, it was a scandal. Soon after the love letters were discovered, and after the trial, everything was proven and official. Charles lost his support from the catholic church and more than half of his political party. He passed away soon after the indecent, setting the official seal of his retirement from his political career, it destroyed him, but it did not destroy the Parnell family or its name. Despite his final mistake, and his frantic maneuvers to restore his political position, he was still declared the most influential politician of the time in Ireland. His funeral was a magnificent one, and there is even a statue of him in Dublin.</text:p>
      <text:p text:style-name="P3"><text:tab/>Loosing a political seat of power is quite easy, all it takes is a mistake exposing a vice that a politically supporting organization would not agree with. For instance, scandals; Charles was largely supported by the Catholic church and religious citizens. To simply disobey their fundamental principals, is political suicide. Even in the modern day, scandals can be serious, as the WikiLeaks founder Julian Assange soon found out. Despite the fact that Julian's trial has not been complete, what is known to be most factually correct, at the time of this writing, is that he slept with the wrong woman, who was apparently politically motivated, and declared that the event was rape. This declaration resulted in Julian's arrest, enhanced by political prejudice, and soon after, most if not all, of his fund-raising vanished along with his public support. Julian's political influence was not destroyed from an opposing political party, despite whether or not he was framed, but by the public perception of any individual who is put on trial for rape. Disregarding public perception as Charles Stewart Parnell did, is the cleanest, quickest route to loosing a seat of p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9T19:48:18.73</meta:creation-date>
    <dc:date>2014-09-30T17:07:58</dc:date>
    <meta:editing-duration>PT3H21M32S</meta:editing-duration>
    <meta:editing-cycles>10</meta:editing-cycles>
    <meta:generator>LibreOffice/3.5$Linux_X86_64 LibreOffice_project/350m1$Build-2</meta:generator>
    <dc:creator>trillobite </dc:creator>
    <meta:document-statistic meta:table-count="0" meta:image-count="0" meta:object-count="0" meta:page-count="2" meta:paragraph-count="6" meta:word-count="712" meta:character-count="4230" meta:non-whitespace-character-count="3519"/>
    <meta:user-defined meta:name="Info 1"/>
    <meta:user-defined meta:name="Info 2"/>
    <meta:user-defined meta:name="Info 3"/>
    <meta:user-defined meta:name="Info 4"/>
  </office:meta>
</office:document-meta>
</file>